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rial" svg:font-family="arial, sans-serif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b5437c" officeooo:paragraph-rsid="00b5437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b5437c" officeooo:paragraph-rsid="00b5e55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7254" officeooo:paragraph-rsid="00b5437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f3ff" officeooo:paragraph-rsid="00b5437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f3ff" officeooo:paragraph-rsid="00b5e55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f5a79" officeooo:paragraph-rsid="00b5437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f5a79" officeooo:paragraph-rsid="00b5e55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8e6f8" officeooo:paragraph-rsid="00b5437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783cd6" officeooo:paragraph-rsid="00b5437c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8ae6a" officeooo:paragraph-rsid="0038ae6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8ae6a" officeooo:paragraph-rsid="00b5437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8ae6a" officeooo:paragraph-rsid="00b8619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47aead" officeooo:paragraph-rsid="00b5437c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843840" officeooo:paragraph-rsid="00b5437c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951d56" officeooo:paragraph-rsid="00b5437c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56230f" officeooo:paragraph-rsid="00b5437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b2e2cd" officeooo:paragraph-rsid="00b5437c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34166" officeooo:paragraph-rsid="00b5a0ad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63aad" officeooo:paragraph-rsid="00b5a0a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fo:font-weight="normal" officeooo:rsid="00163aad" officeooo:paragraph-rsid="00b5a0a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style:font-name="Ubuntu" officeooo:paragraph-rsid="00b5437c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b7254" fo:background-color="#dddddd" loext:char-shading-value="0"/>
    </style:style>
    <style:style style:name="T3" style:family="text">
      <style:text-properties officeooo:rsid="005d9392" fo:background-color="#dddddd" loext:char-shading-value="0"/>
    </style:style>
    <style:style style:name="T4" style:family="text">
      <style:text-properties officeooo:rsid="005da691" fo:background-color="#dddddd" loext:char-shading-value="0"/>
    </style:style>
    <style:style style:name="T5" style:family="text">
      <style:text-properties officeooo:rsid="001a985a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b3cc67" fo:background-color="#dddddd" loext:char-shading-value="0"/>
    </style:style>
    <style:style style:name="T8" style:family="text">
      <style:text-properties officeooo:rsid="0038b867" fo:background-color="#dddddd" loext:char-shading-value="0"/>
    </style:style>
    <style:style style:name="T9" style:family="text">
      <style:text-properties officeooo:rsid="0038b867"/>
    </style:style>
    <style:style style:name="T10" style:family="text">
      <style:text-properties officeooo:rsid="003b3a2e"/>
    </style:style>
    <style:style style:name="T11" style:family="text">
      <style:text-properties officeooo:rsid="0047aead"/>
    </style:style>
    <style:style style:name="T12" style:family="text">
      <style:text-properties fo:font-weight="normal" officeooo:rsid="009fda7f" style:font-weight-asian="normal" style:font-weight-complex="normal"/>
    </style:style>
    <style:style style:name="T13" style:family="text">
      <style:text-properties fo:font-weight="normal" officeooo:rsid="0017a632" style:font-weight-asian="normal" style:font-weight-complex="normal"/>
    </style:style>
    <style:style style:name="T14" style:family="text">
      <style:text-properties fo:font-weight="normal" officeooo:rsid="00197e07" style:font-weight-asian="normal" style:font-weight-complex="normal"/>
    </style:style>
    <style:style style:name="T15" style:family="text">
      <style:text-properties fo:font-weight="normal" officeooo:rsid="00b5a0ad" style:font-weight-asian="normal" style:font-weight-complex="normal"/>
    </style:style>
    <style:style style:name="T16" style:family="text">
      <style:text-properties officeooo:rsid="006145dc"/>
    </style:style>
    <style:style style:name="T17" style:family="text">
      <style:text-properties officeooo:rsid="00843840"/>
    </style:style>
    <style:style style:name="T18" style:family="text">
      <style:text-properties officeooo:rsid="000b7254"/>
    </style:style>
    <style:style style:name="T19" style:family="text">
      <style:text-properties officeooo:rsid="000d6410"/>
    </style:style>
    <style:style style:name="T20" style:family="text">
      <style:text-properties officeooo:rsid="000dcf29"/>
    </style:style>
    <style:style style:name="T21" style:family="text">
      <style:text-properties fo:font-size="14pt" officeooo:rsid="00b5437c" fo:background-color="#dddddd" loext:char-shading-value="0" style:font-size-asian="14pt" style:font-size-complex="14pt"/>
    </style:style>
    <style:style style:name="T22" style:family="text">
      <style:text-properties officeooo:rsid="001a985a"/>
    </style:style>
    <style:style style:name="T23" style:family="text">
      <style:text-properties officeooo:rsid="00b5437c"/>
    </style:style>
    <style:style style:name="T24" style:family="text">
      <style:text-properties officeooo:rsid="001d603a"/>
    </style:style>
    <style:style style:name="T25" style:family="text">
      <style:text-properties officeooo:rsid="001d8ff8"/>
    </style:style>
    <style:style style:name="T26" style:family="text">
      <style:text-properties officeooo:rsid="0038e6f8"/>
    </style:style>
    <style:style style:name="T27" style:family="text">
      <style:text-properties officeooo:rsid="000ba866"/>
    </style:style>
    <style:style style:name="T28" style:family="text">
      <style:text-properties officeooo:rsid="0052943b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8b651" fo:background-color="transparent" loext:char-shading-value="0"/>
    </style:style>
    <style:style style:name="T31" style:family="text">
      <style:text-properties fo:font-variant="normal" fo:text-transform="none" fo:color="#000000" loext:opacity="100%" fo:font-size="14pt" fo:letter-spacing="normal" fo:font-style="normal" fo:font-weight="normal" fo:background-color="#dddddd" loext:char-shading-value="0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loext:opacity="100%" fo:font-size="14pt" fo:letter-spacing="normal" fo:font-style="normal" fo:font-weight="normal" officeooo:rsid="00b5437c" fo:background-color="transparent" loext:char-shading-value="0" style:font-size-asian="14pt" style:font-weight-asian="normal" style:font-size-complex="14pt" style:font-weight-complex="normal"/>
    </style:style>
    <style:style style:name="T34" style:family="text">
      <style:text-properties officeooo:rsid="00b5a0ad"/>
    </style:style>
    <style:style style:name="T35" style:family="text">
      <style:text-properties officeooo:rsid="00163aad"/>
    </style:style>
    <style:style style:name="T36" style:family="text">
      <style:text-properties officeooo:rsid="0017a632"/>
    </style:style>
    <style:style style:name="T37" style:family="text">
      <style:text-properties officeooo:rsid="00197e07"/>
    </style:style>
    <style:style style:name="T38" style:family="text">
      <style:text-properties officeooo:rsid="00b5e55a"/>
    </style:style>
    <style:style style:name="T39" style:family="text">
      <style:text-properties officeooo:rsid="00b6984a"/>
    </style:style>
    <style:style style:name="T40" style:family="text">
      <style:text-properties officeooo:rsid="00b77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ex 03</text:h>
      <text:p text:style-name="P2"><text:span text:style-name="T6">g </text:span><text:s/>→ Localiza globalmente</text:p>
      <text:p text:style-name="P2"><text:span text:style-name="T6">i </text:span><text:s/>→ <text:s/><text:span text:style-name="T12">Desabilita minusculas e maiusuculas</text:span></text:p>
      <text:p text:style-name="P2"><text:span text:style-name="T6">m </text:span><text:s/>→ Localiza mais de uma ocorrencia</text:p>
      <text:p text:style-name="P2"><text:span text:style-name="T6">s </text:span><text:s/>→ <text:span text:style-name="T24">Permite que </text:span>o<text:span text:style-name="T24"> ponto . corresponda ao caractere de nova linha</text:span></text:p>
      <text:p text:style-name="P2"><text:span text:style-name="T6">u </text:span><text:s/>→ <text:span text:style-name="T25">Ativa o suporte para unicode</text:span></text:p>
      <text:p text:style-name="P2"><text:span text:style-name="T6">y </text:span><text:s/>→ <text:span text:style-name="T25">Busca na posição exata no texto</text:span></text:p>
      <text:p text:style-name="P12"/>
      <text:p text:style-name="P4"><text:span text:style-name="T1">[a-z] </text:span><text:s/>→ <text:s/><text:span text:style-name="T26">Localiza qualquer </text:span><text:span text:style-name="T38">caractere</text:span><text:span text:style-name="T26"> entre a e z</text:span></text:p>
      <text:p text:style-name="P4"><text:span text:style-name="T1">[0-9] </text:span><text:s/>→ <text:span text:style-name="T26">Localiza qualquer </text:span><text:span text:style-name="T10">digito</text:span><text:span text:style-name="T26"> entre 0 e 9</text:span></text:p>
      <text:p text:style-name="P2"><text:span text:style-name="T6">\d </text:span><text:s/>→ <text:span text:style-name="T26">Localiza qualquer </text:span><text:span text:style-name="T10">digito</text:span><text:span text:style-name="T26"> entre 0 e 9</text:span></text:p>
      <text:p text:style-name="P2"><text:span text:style-name="T6">\D </text:span><text:s/>→ Localiza qualquer<text:span text:style-name="T18"> caractere exceto do tipo </text:span><text:span text:style-name="T2">\d </text:span></text:p>
      <text:p text:style-name="P2"><text:span text:style-name="T6">\w </text:span><text:s/>→ <text:span text:style-name="T16">Localiza caracteres alphanumericos e sublinhado</text:span></text:p>
      <text:p text:style-name="P2"><text:span text:style-name="T6">\W </text:span><text:s/>→ Localiza q<text:span text:style-name="T18">ualquer caractere exceto do tipo </text:span><text:span text:style-name="T2">\w </text:span></text:p>
      <text:p text:style-name="P2"><text:span text:style-name="T6">\b </text:span><text:s/>→ <text:span text:style-name="T38">Seta o c</text:span><text:span text:style-name="T18">omeço ou fim de uma palavra</text:span></text:p>
      <text:p text:style-name="P2"><text:span text:style-name="T6">\B </text:span><text:s/>→ <text:span text:style-name="T38">Seta em q</text:span><text:span text:style-name="T27">ualquer posição exceto </text:span><text:span text:style-name="T38">no </text:span><text:span text:style-name="T27">começo ou fim </text:span>de uma palavra</text:p>
      <text:p text:style-name="P2"><text:span text:style-name="T6">\s </text:span><text:s/>→ <text:span text:style-name="T38">Representa </text:span><text:span text:style-name="T17">espaço</text:span><text:span text:style-name="T38">s no geral (um espaço, uma quebra de linha etc.)</text:span></text:p>
      <text:p text:style-name="P3"><text:span text:style-name="T6">[\s] </text:span><text:s/>→ <text:span text:style-name="T38">Representa </text:span><text:span text:style-name="T17">espaço</text:span><text:span text:style-name="T38">s no geral</text:span><text:span text:style-name="T17"> </text:span>em qualquer posição</text:p>
      <text:p text:style-name="P2"><text:span text:style-name="T6">\S </text:span><text:s/>→ <text:span text:style-name="T38">Representa q</text:span><text:span text:style-name="T18">ualquer caractere exceto do tipo </text:span><text:span text:style-name="T2">\s </text:span></text:p>
      <text:p text:style-name="P5"><text:span text:style-name="T1">\t </text:span><text:s/>→ <text:span text:style-name="T38">Representa </text:span><text:span text:style-name="T39">uma</text:span><text:span text:style-name="T38"> t</text:span><text:span text:style-name="T19">abulação horizontal</text:span></text:p>
      <text:p text:style-name="P6"><text:span text:style-name="T1">\r </text:span><text:s/>→ <text:span text:style-name="T38">Representa </text:span><text:span text:style-name="T39">um</text:span><text:span text:style-name="T38"> r</text:span><text:span text:style-name="T19">etorno de linha</text:span></text:p>
      <text:p text:style-name="P6"><text:span text:style-name="T1">\n </text:span><text:s/>→ <text:span text:style-name="T38">Representa</text:span> <text:span text:style-name="T39">um</text:span><text:span text:style-name="T38">a a</text:span><text:span text:style-name="T20">limentação de linha</text:span></text:p>
      <text:p text:style-name="P6"><text:span text:style-name="T1">\v </text:span><text:s/>→ <text:span text:style-name="T38">Representa</text:span> <text:span text:style-name="T39">um</text:span><text:span text:style-name="T38">a t</text:span><text:span text:style-name="T20">abulação vertical</text:span></text:p>
      <text:p text:style-name="P6"><text:span text:style-name="T1">\f </text:span><text:s/>→ <text:span text:style-name="T38">Representa</text:span> <text:span text:style-name="T39">um</text:span><text:span text:style-name="T38"> f</text:span><text:span text:style-name="T20">eed de formulario</text:span></text:p>
      <text:p text:style-name="P8"><text:span text:style-name="T1">\0 </text:span><text:s/>→ <text:span text:style-name="T38">Representa</text:span> <text:span text:style-name="T39">um</text:span><text:span text:style-name="T38"> c</text:span>aractere NUL</text:p>
      <text:p text:style-name="P7"><text:span text:style-name="T1">\ </text:span><text:s/>→ <text:span text:style-name="T40">O</text:span> próximo caractere especial deve ser interpretado literalmente</text:p>
      <text:p text:style-name="P9"><text:span text:style-name="T6">| </text:span><text:s/>→ ou</text:p>
      <text:p text:style-name="P9"><text:span text:style-name="T6">^ </text:span><text:s/>→ <text:span text:style-name="T23">Começo da string</text:span></text:p>
      <text:p text:style-name="P10"><text:span text:style-name="T6">$ </text:span><text:s/>→ <text:span text:style-name="T23">Fim da string</text:span></text:p>
      <text:p text:style-name="P11"><text:soft-page-break/></text:p>
      <text:p text:style-name="P11"/>
      <text:p text:style-name="P9"><text:span text:style-name="T6">{ } </text:span><text:s/>→ Multiplica a ocorrencia anterior</text:p>
      <text:p text:style-name="P14"><text:span text:style-name="T6">+ </text:span><text:s/>→ 1 ou mais <text:span text:style-name="T28">caracteres</text:span></text:p>
      <text:p text:style-name="P14"><text:span text:style-name="T6">* </text:span><text:s/>→ 0 ou mais <text:span text:style-name="T28">caracteres</text:span></text:p>
      <text:p text:style-name="P9"><text:span text:style-name="T6">? </text:span><text:s/>→ <text:span text:style-name="T11">0 ou 1 </text:span><text:span text:style-name="T28">caractere</text:span></text:p>
      <text:p text:style-name="P15"><text:span text:style-name="T6">+? </text:span><text:s/>→ <text:span text:style-name="T30">1 caractere</text:span></text:p>
      <text:p text:style-name="P15"><text:span text:style-name="T6">*? </text:span><text:s/>→ <text:span text:style-name="T30">0 caracteres</text:span></text:p>
      <text:p text:style-name="P15"><text:span text:style-name="T6">?? </text:span><text:s/>→ <text:span text:style-name="T30">0 caracteres</text:span></text:p>
      <text:p text:style-name="P7"/>
      <text:p text:style-name="P16"><text:span text:style-name="T6">( <text:s/>) </text:span><text:s/>→ grupo</text:p>
      <text:p text:style-name="P22"><text:span text:style-name="T21">\n</text:span><text:span text:style-name="T31">º </text:span><text:span text:style-name="T32"><text:s/>→ </text:span><text:span text:style-name="T33">Identifica o grupo</text:span></text:p>
      <text:p text:style-name="P7"><text:span text:style-name="T6">?: </text:span><text:s/>→ <text:span text:style-name="T23">Desativa o grupo</text:span></text:p>
      <text:p text:style-name="P7"/>
      <text:p text:style-name="P12"><text:span text:style-name="T6">/ / </text:span><text:s/>→ Começo e fim de um regex</text:p>
      <text:p text:style-name="P12"><text:span text:style-name="T6">/</text:span><text:span text:style-name="T8">a/ </text:span><text:span text:style-name="T9"><text:s/>→ Localiza a letra a</text:span></text:p>
      <text:p text:style-name="P12"><text:span text:style-name="T6">/</text:span><text:span text:style-name="T8">1/ </text:span><text:span text:style-name="T9"><text:s/>→ Localiza o numero 1</text:span></text:p>
      <text:p text:style-name="P13"><text:span text:style-name="T6">. </text:span><text:s/>→ <text:span text:style-name="T9">Localiza qualquer caractere</text:span></text:p>
      <text:p text:style-name="P17"><text:span text:style-name="T6">[.] </text:span><text:s/><text:span text:style-name="T9">→ Localiza um ponto</text:span></text:p>
      <text:p text:style-name="P2"/>
      <text:p text:style-name="P18"><text:span text:style-name="T6">new RegExp(regex, ‘</text:span><text:span text:style-name="T7">flags</text:span><text:span text:style-name="T6">’ ) </text:span><text:s/>→ <text:span text:style-name="T34">Retorna informações de um padrão encontrado</text:span></text:p>
      <text:p text:style-name="P19"><text:span text:style-name="T3">regex</text:span><text:span text:style-name="T1">.test(str) </text:span><text:s/>→ Testa uma string usando regex e retorna true ou false</text:p>
      <text:p text:style-name="P19"><text:span text:style-name="T3">regex</text:span><text:span text:style-name="T1">.exec(str) </text:span><text:s/>→ <text:s/>Testa uma string usando regex e <text:span text:style-name="T35">retorna informações <text:s/>adicionais </text:span><text:span text:style-name="T13">sobre </text:span><text:span text:style-name="T14">o </text:span><text:span text:style-name="T15">padrão encontrado</text:span></text:p>
      <text:p text:style-name="P20"><text:span text:style-name="T4">string</text:span><text:span text:style-name="T1">.replace(regex | str, newStr | fn) </text:span><text:s/>→ <text:span text:style-name="T36">Substitui uma coisa por outra</text:span></text:p>
      <text:p text:style-name="P21"><text:span text:style-name="T4">string</text:span><text:span text:style-name="T1">.match(regex) </text:span><text:s/>→ <text:s/><text:span text:style-name="T36">Testa string</text:span><text:span text:style-name="T37">s</text:span><text:span text:style-name="T36"> usando regex e retorna informações adicionais sobre </text:span><text:span text:style-name="T37">o </text:span><text:span text:style-name="T34">padrão encontrado</text:span></text:p>
      <text:p text:style-name="P21"><text:span text:style-name="T4">string</text:span><text:span text:style-name="T5">.search(regex) </text:span><text:span text:style-name="T22"><text:s/>→ <text:s/></text:span><text:span text:style-name="T37">Testa strings usando regex e retorna a posição da primeira ocorrencia </text:span><text:span text:style-name="T34">ou -1 se não encontrar nad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6:28:02.051734110</meta:creation-date>
    <dc:date>2022-12-12T18:36:44.032804390</dc:date>
    <meta:editing-duration>PT13H47M24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381" meta:character-count="2089" meta:non-whitespace-character-count="1699"/>
  </office:meta>
</office:document-meta>
</file>